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eb586" officeooo:paragraph-rsid="000eb586"/>
    </style:style>
    <style:style style:name="P7" style:family="paragraph" style:parent-style-name="Heading_20_2">
      <style:text-properties officeooo:paragraph-rsid="000eb586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P11" style:family="paragraph" style:parent-style-name="Text_20_body" style:list-style-name="WW8Num6"/>
    <style:style style:name="P12" style:family="paragraph" style:parent-style-name="Text_20_body" style:list-style-name="WW8Num5"/>
    <style:style style:name="P13" style:family="paragraph" style:parent-style-name="Text_20_body">
      <style:text-properties officeooo:rsid="000e11bf" officeooo:paragraph-rsid="000e11bf"/>
    </style:style>
    <style:style style:name="P14" style:family="paragraph" style:parent-style-name="Text_20_body">
      <style:text-properties officeooo:rsid="001025bb" officeooo:paragraph-rsid="001025bb"/>
    </style:style>
    <style:style style:name="P15" style:family="paragraph" style:parent-style-name="Text_20_body" style:list-style-name="WW8Num7">
      <style:text-properties officeooo:rsid="001025bb" officeooo:paragraph-rsid="001025bb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officeooo:rsid="000e11bf"/>
    </style:style>
    <style:style style:name="T5" style:family="text">
      <style:text-properties officeooo:rsid="000eb5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Apresentar dados de um imóvel</text:span></text:h>
      <text:h text:style-name="Heading_20_1" text:outline-level="1">Brief Description</text:h>
      <text:p text:style-name="P13">Nesse caso de uso o usuário poderá acessar dados mais detalhados do imóvel selecionado na listagem de imóveis.</text:p>
      <text:h text:style-name="Heading_20_1" text:outline-level="1">Actor Brief Descriptions</text:h>
      <text:h text:style-name="P6" text:outline-level="2">Usuário não autenticado</text:h>
      <text:h text:style-name="P6" text:outline-level="2">Locatário</text:h>
      <text:h text:style-name="P7" text:outline-level="2"><text:span text:style-name="T5">Proprietário</text:span></text:h>
      <text:h text:style-name="Heading_20_1" text:outline-level="1">Preconditions</text:h>
      <text:p text:style-name="P14">Ter clicado em algum imóvel da lista de imóveis</text:p>
      <text:h text:style-name="Heading_20_1" text:outline-level="1">Basic Flow of Events</text:h>
      <text:list xml:id="list2670446852" text:style-name="WW8Num7">
        <text:list-item>
          <text:p text:style-name="P15">Ao acessar a tela o usuário terá acesso as informações mais detalhadas do imóvel.</text:p>
        </text:list-item>
      </text:list>
      <text:h text:style-name="Heading_20_1" text:outline-level="1">Alternative Flows</text:h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e11bf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Apresentar dados de um imóvel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15:54:00.176206500</dc:date>
    <meta:editing-cycles>6</meta:editing-cycles>
    <meta:editing-duration>PT12M47S</meta:editing-duration>
    <meta:generator>LibreOffice/7.1.2.2$Linux_X86_64 LibreOffice_project/10$Build-2</meta:generator>
    <meta:document-statistic meta:table-count="2" meta:image-count="0" meta:object-count="0" meta:page-count="1" meta:paragraph-count="19" meta:word-count="104" meta:character-count="628" meta:non-whitespace-character-count="555"/>
  </office:meta>
</office:document-meta>
</file>